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paragraph-properties fo:break-before="page"/>
      <style:text-properties fo:language="pl" fo:country="PL" officeooo:rsid="0001231f" officeooo:paragraph-rsid="0002a517"/>
    </style:style>
    <style:style style:name="P3" style:family="paragraph" style:parent-style-name="Standard">
      <style:text-properties fo:language="pl" fo:country="PL" officeooo:rsid="0001231f" officeooo:paragraph-rsid="0001231f"/>
    </style:style>
    <style:style style:name="P4" style:family="paragraph" style:parent-style-name="Standard">
      <style:text-properties fo:language="pl" fo:country="PL" officeooo:rsid="0001231f" officeooo:paragraph-rsid="00061d70"/>
    </style:style>
    <style:style style:name="P5" style:family="paragraph" style:parent-style-name="Standard">
      <style:text-properties fo:language="pl" fo:country="PL" officeooo:rsid="0001231f" officeooo:paragraph-rsid="000cbbdd"/>
    </style:style>
    <style:style style:name="P6" style:family="paragraph" style:parent-style-name="Standard">
      <style:text-properties fo:language="pl" fo:country="PL" officeooo:rsid="0001231f" officeooo:paragraph-rsid="000e2f55"/>
    </style:style>
    <style:style style:name="P7" style:family="paragraph" style:parent-style-name="Standard">
      <style:text-properties fo:language="pl" fo:country="PL" officeooo:rsid="0001231f" officeooo:paragraph-rsid="000fdc35"/>
    </style:style>
    <style:style style:name="P8" style:family="paragraph" style:parent-style-name="Standard">
      <style:text-properties fo:language="pl" fo:country="PL" officeooo:rsid="0001231f" officeooo:paragraph-rsid="0013ee62"/>
    </style:style>
    <style:style style:name="P9" style:family="paragraph" style:parent-style-name="Standard">
      <style:text-properties fo:language="pl" fo:country="PL" officeooo:rsid="0002e3bc" officeooo:paragraph-rsid="0002e3bc"/>
    </style:style>
    <style:style style:name="P10" style:family="paragraph" style:parent-style-name="Standard">
      <style:text-properties fo:language="pl" fo:country="PL" officeooo:rsid="00041281" officeooo:paragraph-rsid="00041281"/>
    </style:style>
    <style:style style:name="P11" style:family="paragraph" style:parent-style-name="Standard">
      <style:text-properties fo:language="pl" fo:country="PL" officeooo:rsid="000cbbdd" officeooo:paragraph-rsid="000cbbdd"/>
    </style:style>
    <style:style style:name="P12" style:family="paragraph" style:parent-style-name="Standard">
      <style:text-properties fo:language="pl" fo:country="PL" officeooo:rsid="000fdc35" officeooo:paragraph-rsid="000fdc35"/>
    </style:style>
    <style:style style:name="T1" style:family="text">
      <style:text-properties officeooo:rsid="0002a517"/>
    </style:style>
    <style:style style:name="T2" style:family="text">
      <style:text-properties officeooo:rsid="00041281"/>
    </style:style>
    <style:style style:name="T3" style:family="text">
      <style:text-properties officeooo:rsid="0005d089"/>
    </style:style>
    <style:style style:name="T4" style:family="text">
      <style:text-properties fo:language="en" fo:country="US" officeooo:rsid="00041281"/>
    </style:style>
    <style:style style:name="T5" style:family="text">
      <style:text-properties officeooo:rsid="00061d70"/>
    </style:style>
    <style:style style:name="T6" style:family="text">
      <style:text-properties officeooo:rsid="000641c9"/>
    </style:style>
    <style:style style:name="T7" style:family="text">
      <style:text-properties officeooo:rsid="00093f64"/>
    </style:style>
    <style:style style:name="T8" style:family="text">
      <style:text-properties officeooo:rsid="000b2dc8"/>
    </style:style>
    <style:style style:name="T9" style:family="text">
      <style:text-properties officeooo:rsid="000cbbdd"/>
    </style:style>
    <style:style style:name="T10" style:family="text">
      <style:text-properties officeooo:rsid="000fdc35"/>
    </style:style>
    <style:style style:name="T11" style:family="text">
      <style:text-properties officeooo:rsid="00117e10"/>
    </style:style>
    <style:style style:name="T12" style:family="text">
      <style:text-properties officeooo:rsid="00133397"/>
    </style:style>
    <style:style style:name="T13" style:family="text">
      <style:text-properties officeooo:rsid="0013ee62"/>
    </style:style>
    <style:style style:name="T14" style:family="text">
      <style:text-properties officeooo:rsid="0014c4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**** <text:span text:style-name="T1">2023.05.22</text:span></text:p>
      <text:p text:style-name="P1"><text:span text:style-name="T1">q</text:span>:</text:p>
      <text:p text:style-name="P1">a:</text:p>
      <text:p text:style-name="P1">d:</text:p>
      <text:p text:style-name="P1">s:</text:p>
      <text:p text:style-name="P1">c:</text:p>
      <text:p text:style-name="P1">r:</text:p>
      <text:p text:style-name="P6">***************************</text:p>
      <text:p text:style-name="P8"><text:span text:style-name="T1">q</text:span>:<text:span text:style-name="T13">Życie jest tym co się wydarza, gdy jesteś zajęty snuciem planów</text:span></text:p>
      <text:p text:style-name="P8">a:<text:span text:style-name="T13">John Lenoski </text:span><text:span text:style-name="T14">(?)</text:span></text:p>
      <text:p text:style-name="P8">c:<text:span text:style-name="T13">czas, dobre rady, styl zycia, planowanie</text:span></text:p>
      <text:p text:style-name="P8">r:<text:span text:style-name="T13">1</text:span></text:p>
      <text:p text:style-name="P8">***************************</text:p>
      <text:p text:style-name="P6"><text:span text:style-name="T1">q</text:span>:<text:span text:style-name="T12">Jak mam pomysł to działam od razu, nie odwlekam!!!</text:span></text:p>
      <text:p text:style-name="P6">a:<text:span text:style-name="T12">Marek Kocinski</text:span></text:p>
      <text:p text:style-name="P6">d:<text:span text:style-name="T12">2023</text:span></text:p>
      <text:p text:style-name="P6">c:<text:span text:style-name="T12">aktywność, męskość,samodyscyplina</text:span></text:p>
      <text:p text:style-name="P6">r:<text:span text:style-name="T12">1</text:span></text:p>
      <text:p text:style-name="P6">***************************</text:p>
      <text:p text:style-name="P6"><text:span text:style-name="T1">q</text:span>:<text:span text:style-name="T11">Dobry plan konsekwentnie wykonany dzisiaj, jest lepszy niż idealny plan wykonany jutro.</text:span></text:p>
      <text:p text:style-name="P6">a:<text:span text:style-name="T11">George Patton</text:span></text:p>
      <text:p text:style-name="P6">d:<text:span text:style-name="T11">2023</text:span></text:p>
      <text:p text:style-name="P6">c:<text:span text:style-name="T11">planowanie,samodyscyplina</text:span></text:p>
      <text:p text:style-name="P6">r:<text:span text:style-name="T11">3</text:span></text:p>
      <text:p text:style-name="P7">***************************</text:p>
      <text:p text:style-name="P7"><text:span text:style-name="T1">q</text:span>: <text:span text:style-name="T10">Nie obawiaj się kroczenia naprzód powoli. Obawiaj się stania w miejscu.</text:span></text:p>
      <text:p text:style-name="P12">a:przysłowie japońskie</text:p>
      <text:p text:style-name="P6">d:<text:span text:style-name="T10">2023</text:span></text:p>
      <text:p text:style-name="P6">s:</text:p>
      <text:p text:style-name="P6">c:<text:span text:style-name="T10">rozwój, praca, wydajność</text:span></text:p>
      <text:p text:style-name="P6">r:<text:span text:style-name="T10">1</text:span></text:p>
      <text:p text:style-name="P6">***************************</text:p>
      <text:p text:style-name="P3"><text:span text:style-name="T1">c</text:span>: <text:span text:style-name="T1">Nie patrz na kod, nie patrz jak działa program, ale patrz na wynik</text:span></text:p>
      <text:p text:style-name="P3">a: <text:span text:style-name="T1">Arvid Lundervold</text:span></text:p>
      <text:p text:style-name="P3">d: <text:span text:style-name="T1">2022</text:span></text:p>
      <text:p text:style-name="P9">c: nauka, kodowanie</text:p>
      <text:p text:style-name="P10">r:4</text:p>
      <text:p text:style-name="P3">***************************</text:p>
      <text:p text:style-name="P1"><text:span text:style-name="T1">q</text:span>:<text:span text:style-name="T4">Give your studies time that they deserve</text:span></text:p>
      <text:p text:style-name="P1">a:<text:span text:style-name="T2">Rachel English</text:span></text:p>
      <text:p text:style-name="P1">d:<text:span text:style-name="T2">2023</text:span></text:p>
      <text:p text:style-name="P1">c: <text:span text:style-name="T2">nauka</text:span></text:p>
      <text:p text:style-name="P10">r:3</text:p>
      <text:p text:style-name="P1">***************************</text:p>
      <text:p text:style-name="P1"><text:span text:style-name="T1">q</text:span>:<text:span text:style-name="T3">Nie płacą ci za to jak ciężko pracujesz, tyko jak trudny jesteś do zastąpienia</text:span></text:p>
      <text:p text:style-name="P1">d:<text:span text:style-name="T5">2023</text:span></text:p>
      <text:p text:style-name="P4">s:<text:span text:style-name="T5">demotywatory.pl</text:span></text:p>
      <text:p text:style-name="P1">c:<text:span text:style-name="T5">dobre rady, praca</text:span></text:p>
      <text:p text:style-name="P1">r:<text:span text:style-name="T5">5</text:span></text:p>
      <text:p text:style-name="P1">***************************</text:p>
      <text:p text:style-name="P1"><text:span text:style-name="T1">q</text:span>: <text:span text:style-name="T6">Ucz się codziennie 4-5 nowych komend/słów które wydają ci się przydatne</text:span></text:p>
      <text:p text:style-name="P1">a: <text:span text:style-name="T6">Jeremy Howard</text:span></text:p>
      <text:p text:style-name="P1"><text:soft-page-break/>c:<text:span text:style-name="T6">nauka, norweski, kodowanie</text:span></text:p>
      <text:p text:style-name="P1">r:<text:span text:style-name="T6">1</text:span></text:p>
      <text:p text:style-name="P1">***************************</text:p>
      <text:p text:style-name="P1"><text:span text:style-name="T1">q</text:span>:<text:span text:style-name="T7">Gdy przekazujemy męską inicjatywę kobiecie – oddajemy jej ducha bogini i przez to sami go tracimy</text:span></text:p>
      <text:p text:style-name="P1">a:<text:span text:style-name="T8">Steve Biddulph</text:span></text:p>
      <text:p text:style-name="P1">d:<text:span text:style-name="T8">2</text:span><text:span text:style-name="T9">023</text:span></text:p>
      <text:p text:style-name="P1">s:<text:span text:style-name="T7">Męskość s.104</text:span></text:p>
      <text:p text:style-name="P1">c: <text:span text:style-name="T7">męskość, relacje</text:span></text:p>
      <text:p text:style-name="P1">r:<text:span text:style-name="T8">4</text:span></text:p>
      <text:p text:style-name="P1">***************************</text:p>
      <text:p text:style-name="P1"><text:span text:style-name="T1">q</text:span>:<text:span text:style-name="T9">Działanie jest męskie! Mężczyzna działa!</text:span></text:p>
      <text:p text:style-name="P5">a:<text:span text:style-name="T8">Steve Biddulph</text:span></text:p>
      <text:p text:style-name="P11">d:2023</text:p>
      <text:p text:style-name="P1">s:<text:span text:style-name="T9">Męskość s.104</text:span></text:p>
      <text:p text:style-name="P1">c:<text:span text:style-name="T9">męskość, relacje</text:span></text:p>
      <text:p text:style-name="P1">r:<text:span text:style-name="T9">4</text:span></text:p>
      <text:p text:style-name="P1">***************************</text:p>
      <text:p text:style-name="P1"><text:span text:style-name="T1">q</text:span>:<text:span text:style-name="T9">Porządanie nie ma żródła w wyglądzie partnerki, lecz w sposobie w jaki my ją postrzegamy.</text:span></text:p>
      <text:p text:style-name="P5">a:<text:span text:style-name="T8">Steve Biddulph</text:span></text:p>
      <text:p text:style-name="P1">d:<text:span text:style-name="T9">2023</text:span></text:p>
      <text:p text:style-name="P1">s:<text:span text:style-name="T9">Męskość s.104</text:span></text:p>
      <text:p text:style-name="P1">c:<text:span text:style-name="T9">męskość, relacja</text:span></text:p>
      <text:p text:style-name="P1">r:<text:span text:style-name="T9">5</text:span></text:p>
      <text:p text:style-name="P1">***************************</text:p>
      <text:p text:style-name="P2">c:</text:p>
      <text:p text:style-name="P1">a:</text:p>
      <text:p text:style-name="P1">d:</text:p>
      <text:p text:style-name="P1">s:</text:p>
      <text:p text:style-name="P1">c:</text:p>
      <text:p text:style-name="P1">r:</text:p>
      <text:p text:style-name="P1">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3-05-22T22:39:15.206418974</dc:date>
    <meta:editing-duration>PT41M2S</meta:editing-duration>
    <meta:editing-cycles>16</meta:editing-cycles>
    <meta:document-statistic meta:table-count="0" meta:image-count="0" meta:object-count="0" meta:page-count="3" meta:paragraph-count="83" meta:word-count="235" meta:character-count="1771" meta:non-whitespace-character-count="1618"/>
  </office:meta>
</office:document-meta>
</file>